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low" svg:font-family="Barlow"/>
    <style:font-face style:name="Segoe-UI" svg:font-family="Segoe-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Barlow"/>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style>
    <style:style style:name="P4" style:family="paragraph" style:parent-style-name="Standard">
      <style:paragraph-properties fo:margin-left="0cm" fo:margin-right="0cm" fo:orphans="2" fo:widows="2" fo:text-indent="0cm" style:auto-text-indent="false"/>
      <style:text-properties fo:font-variant="normal" fo:text-transform="none" fo:color="#64676e" style:font-name="Segoe-UI" fo:font-size="12.75pt" fo:letter-spacing="normal" fo:font-style="normal" fo:font-weight="normal"/>
    </style:style>
    <style:style style:name="T1" style:family="text">
      <style:text-properties fo:font-variant="normal" fo:text-transform="none" fo:color="#64676e" style:font-name="Segoe-UI" fo:font-size="12.75pt" fo:letter-spacing="normal" fo:font-style="normal" fo:font-weight="normal"/>
    </style:style>
    <style:style style:name="T2" style:family="text">
      <style:text-properties fo:font-variant="normal" fo:text-transform="none" fo:color="#64676e" fo:letter-spacing="normal"/>
    </style:style>
    <style:style style:name="T3" style:family="text">
      <style:text-properties fo:font-variant="normal" fo:text-transform="none" fo:color="#64676e" style:font-name="Barlow" fo:font-size="12.75pt" fo:letter-spacing="normal" fo:font-style="normal" fo:font-weight="normal"/>
    </style:style>
    <style:style style:name="T4" style:family="text">
      <style:text-properties fo:font-variant="normal" fo:text-transform="none" fo:color="#64676e" style:font-name="Barlow"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r YouTube, la femme subit aussi beaucoup de prejugé et de cliché. </text:p>
      <text:p text:style-name="P1"/>
      <text:p text:style-name="P3"><text:bookmark text:name="p63"/><text:span text:style-name="T3">Comme beaucoup de gens le dise en ce moment « la place de la femme, c'est à la cuisine » et c'est vrai !</text:span><text:bookmark text:name="p64"/><text:span text:style-name="T4"> </text:span><text:span text:style-name="T3">Qui mieux qu'une femme peut faire la cuisine.</text:span><text:bookmark text:name="p65"/><text:span text:style-name="T4"> </text:span><text:span text:style-name="T3">De nombreuse </text:span><text:bookmark text:name="68"/><text:span text:style-name="T3">chaine de cuisine sont tenu par des femmes pour cette raison.</text:span><text:bookmark text:name="p66"/><text:span text:style-name="T4"> </text:span><text:span text:style-name="T3">Bien évidemment, les filles ne mangent pas comme les hommes « Recette Nutella </text:span><text:bookmark text:name="70"/><text:span text:style-name="T3">maison » « Recette Lion rapide et facile » «  Nugget veggie facile et gourmande» ou encore « Galette des rois végan, très facile ».</text:span><text:bookmark text:name="p67"/><text:span text:style-name="T4"> </text:span><text:span text:style-name="T3">Comme nous pouvons le constater d'après ces titres, les femmes sont des hypoglycémiques sévère et qu'en plus d'être fébrile sont des cruche, car elle ne peut reproduire une recette que si elle est « rapide » ET « facile » puis une vraie fille ne mange pas du tout de viande elle est généralement végétarienne.</text:span><text:line-break/></text:p>
      <text:p text:style-name="Standard"/>
      <text:p text:style-name="P2"><text:bookmark text:name="p102"/><text:span text:style-name="T1">Secondement, une vraie femme se doit d'être « bonne » et blanche.</text:span><text:bookmark text:name="p120"/><text:span text:style-name="T2"> </text:span><text:span text:style-name="T1">Après avoir mangé tout se sucre elle fait du « fitness ».</text:span><text:bookmark text:name="p121"/><text:span text:style-name="T2"> </text:span><text:span text:style-name="T1">Elle n'aime pas le </text:span><text:bookmark text:name="126"/><text:span text:style-name="T1">BMX, la boxe ou le foot par ce que ça n'est pas des sports de vraie femme féminine alors que </text:span><text:bookmark text:name="128"/><text:span text:style-name="T1">le finesse, </text:span><text:bookmark text:name="129"/><text:span text:style-name="T1">si.</text:span><text:bookmark text:name="p122"/><text:span text:style-name="T2"> </text:span><text:span text:style-name="T1">Elle porte alors des tenues moulantes composé de leggins et des sorte de brassière de sport.</text:span><text:bookmark text:name="p123"/><text:span text:style-name="T2"> </text:span><text:span text:style-name="T1">Elle n'a pas de gros seins, car quand ils bougent durant l'effort, c'est assez disgracieux.</text:span><text:bookmark text:name="p124"/><text:span text:style-name="T2"> </text:span><text:span text:style-name="T1">Assurément, pas un bout de gras ne dépasse, elle </text:span><text:bookmark text:name="130"/><text:span text:style-name="T1">à de </text:span><text:bookmark text:name="131"/><text:span text:style-name="T1">long cheveux pour faire une queue </text:span><text:bookmark text:name="132"/><text:span text:style-name="T1">de chevale haute et bien évidemment elle ne </text:span><text:bookmark text:name="134"/><text:span text:style-name="T1">transpir pas.</text:span><text:bookmark text:name="p125"/><text:span text:style-name="T2"> </text:span><text:span text:style-name="T1">Les femmes n'ont pas de port.</text:span><text:line-break/></text:p>
      <text:p text:style-name="Standard"/>
      <text:p text:style-name="Standard"/>
      <text:p text:style-name="P2"><text:line-break/><text:bookmark text:name="p194"/><text:span text:style-name="T1">Dernièrement, en plus d'être « animal </text:span><text:bookmark text:name="197"/><text:span text:style-name="T1">friendly », de ne pas transpirer, elle se doit de savoir se maquiller comme une pro en parallèle de son métier principal.</text:span><text:bookmark text:name="p195"/><text:span text:style-name="T2"> </text:span><text:span text:style-name="T1">Mais bon quand on est assistante maternelle, auxiliaire de vie ou encore secrétaire on a que ça </text:span><text:bookmark text:name="198"/><text:span text:style-name="T1">a faire !</text:span><text:bookmark text:name="p196"/><text:span text:style-name="T2"> </text:span><text:span text:style-name="T1">Une femme, une vraie, doit savoir comment se faire un « </text:span><text:bookmark text:name="199"/><text:span text:style-name="T1">teind parfait nude » ou encore comment faire un « maquillage </text:span><text:bookmark text:name="200"/><text:span text:style-name="T1">légée pour la rentrée au collège » par ce qu'assurément, toute fille est une future femme et n'a d'autre </text:span><text:bookmark text:name="201"/><text:span text:style-name="T1">intérè que pour le paraître et </text:span><text:bookmark text:name="202"/><text:span text:style-name="T1">la beauté.</text:span><text:line-break/></text:p>
      <text:p text:style-name="Standard"/>
      <text:p text:style-name="Standard"/>
      <text:p text:style-name="P2"><text:line-break/><text:line-break/></text:p>
      <text:p text:style-name="P4"/>
      <text:p text:style-name="P4"/>
      <text:p text:style-name="P4"/>
      <text:p text:style-name="P4"/>
      <text:p text:style-name="P4"/>
      <text:p text:style-name="P4"/>
      <text:p text:style-name="P2"><text:bookmark text:name="p53"/><text:soft-page-break/><text:span text:style-name="T1">Moi, Kendra suis une femme </text:span><text:bookmark text:name="p75"/><text:span text:style-name="T1">(au cas où y aurai encore des doutes).</text:span><text:bookmark text:name="p54"/><text:span text:style-name="T2"> </text:span><text:span text:style-name="T1">Je suis noire, ronde avec un bonnet F, pas souvent maquillée bien que j'aime beaucoup ce domaine.</text:span><text:bookmark text:name="p55"/><text:span text:style-name="T2"> </text:span><text:span text:style-name="T1">Je suis principalement passionné de musique et d'audio-visuel, je ne me prends pas trop au sérieux et j'aime rire de tout.</text:span><text:bookmark text:name="p78"/><text:span text:style-name="T2"> </text:span><text:span text:style-name="T1">Le ridicule et l'auto-dérision font quasiment parti de mon humour.</text:span><text:bookmark text:name="p79"/><text:span text:style-name="T2"> </text:span><text:span text:style-name="T1">J'en reste pas moins une femme, tout à fait féminine et belle.</text:span><text:bookmark text:name="p92"/><text:span text:style-name="T2"> </text:span><text:span text:style-name="T1">Si je devais faire parti de la communauté des Youtubeurs je serais juste moi-même.</text:span><text:bookmark text:name="p93"/><text:span text:style-name="T2"> </text:span><text:span text:style-name="T1">Avoir plusieurs émissions.</text:span><text:bookmark text:name="p82"/><text:span text:style-name="T2"> </text:span><text:span text:style-name="T1">Une partie où je parlerais de mon parcours, j'inviterai des gens qui me ressemble, des gens vrais.</text:span><text:bookmark text:name="p83"/><text:span text:style-name="T2"> </text:span><text:span text:style-name="T1">On parlerait de sujet qui nous touche toutes et tous.</text:span><text:bookmark text:name="p94"/><text:span text:style-name="T2"> </text:span><text:span text:style-name="T1">Le poids, le corps, la sexualité, la scolarité, le sport, que ça soit homme ou femme.</text:span><text:bookmark text:name="p85"/><text:span text:style-name="T2"> </text:span><text:span text:style-name="T1">Et une seconde partie où je ferais du podcast ou des court-métrages sur des sujets qui m'inspire.</text:span><text:bookmark text:name="p86"/><text:span text:style-name="T2"> </text:span><text:span text:style-name="T1">Des choses sérieuses ou légères.</text:span><text:bookmark text:name="p87"/><text:span text:style-name="T2"> </text:span><text:span text:style-name="T1">Une envie de créer quelques choses de nouveau et de neutre.</text:span><text:bookmark text:name="p88"/><text:span text:style-name="T2"> </text:span><text:span text:style-name="T1">Ne pas tomber dans le « par une femme, pour une femme ».</text:span> </text:p>
      <text:p text:style-name="Standard"/>
      <text:p text:style-name="Standard"/>
      <text:p text:style-name="Standard"><text:s/></text:p>
      <text:p text:style-name="Standard"/>
      <text:p text:style-name="Standard">Néanmoins, des femmes qui cassent les codes <text:s/>sur youtube, il y en as ! Des femme « vrai », des femmes , qui parle de sujets dit « tabou » comme de sexisme ou les règle, des femmes qui parle de poids et de leurs experience de vie. Ou encore des domaines ou <text:s/>les femmes sont moins repredentee comme dans le monde de la tech ou des jeux video. Ce sont généralement des chane qui fonctoine un peu moins que celle de juju fitcat ou sananas mais toute fois des chane ou on se retouve avec une femme qui nous ressemble. Une femme qui grimmace, qui assume sa sexuealité, qui n'a pas un corps d'actrice holywoodiènne, qui peut venir d'afrique ou d'ailleur. Je pense qu'a vouloir fare comme tout le monde on ouble souvent ce qui et le plus important pour nous au final. C'est comme gomme des rides, lisser les angles pour paraître le plus conventiennle possible. Mais en vrai le monde est fait d'humain tous différents et vouloir tout unifieé c'est faire une impasse à l'être humain qu'il soit homme ou fem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low" svg:font-family="Barlow"/>
    <style:font-face style:name="Segoe-UI" svg:font-family="Segoe-U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8T09:55:15.15</meta:creation-date>
    <dc:date>2021-02-21T20:39:56.60</dc:date>
    <meta:editing-duration>P1DT7H7M11S</meta:editing-duration>
    <meta:editing-cycles>3</meta:editing-cycles>
    <meta:generator>OpenOffice/4.1.6$Win32 OpenOffice.org_project/416m1$Build-9790</meta:generator>
    <meta:document-statistic meta:table-count="0" meta:image-count="0" meta:object-count="0" meta:page-count="2" meta:paragraph-count="8" meta:word-count="725" meta:character-count="3975"/>
  </office:meta>
</office:document-meta>
</file>